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4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5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7" style:family="table-cell" style:parent-style-name="Default">
      <style:table-cell-properties fo:background-color="#00ff00"/>
    </style:style>
    <style:style style:name="ce2" style:family="table-cell" style:parent-style-name="Default" style:data-style-name="N4"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3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4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5" calcext:value-type="float">
            <text:p>98.6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6" calcext:value-type="float">
            <text:p>146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conses.ads</text:p>
          </table:table-cell>
          <table:table-cell/>
          <table:table-cell table:formula="of:=ROUND([.B3]*[.A3]/100; 0)" office:value-type="float" office:value="3" calcext:value-type="float">
            <text:p>3</text:p>
          </table:table-cell>
          <table:table-cell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bs-lisp-conses.adb</text:p>
          </table:table-cell>
          <table:table-cell/>
          <table:table-cell table:formula="of:=ROUND([.B4]*[.A4]/100; 0)" office:value-type="float" office:value="43" calcext:value-type="float">
            <text:p>43</text:p>
          </table:table-cell>
          <table:table-cell table:formula="of:=[.B4]-[.E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bbs-lisp-evaluate-bool.adb</text:p>
          </table:table-cell>
          <table:table-cell table:style-name="ce20"/>
          <table:table-cell table:style-name="ce20" table:formula="of:=ROUND([.B5]*[.A5]/100; 0)" office:value-type="float" office:value="101" calcext:value-type="float">
            <text:p>101</text:p>
          </table:table-cell>
          <table:table-cell table:style-name="ce20" table:formula="of:=[.B5]-[.E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bbs-lisp-evaluate-char.adb</text:p>
          </table:table-cell>
          <table:table-cell table:style-name="ce20"/>
          <table:table-cell table:style-name="ce20" table:formula="of:=ROUND([.B6]*[.A6]/100; 0)" office:value-type="float" office:value="72" calcext:value-type="float">
            <text:p>72</text:p>
          </table:table-cell>
          <table:table-cell table:style-name="ce20" table:formula="of:=[.B6]-[.E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59" calcext:value-type="float">
            <text:p>94.5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7]*[.A7]/100; 0)" office:value-type="float" office:value="140" calcext:value-type="float">
            <text:p>140</text:p>
          </table:table-cell>
          <table:table-cell table:formula="of:=[.B7]-[.E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8]*[.A8]/100; 0)" office:value-type="float" office:value="208" calcext:value-type="float">
            <text:p>208</text:p>
          </table:table-cell>
          <table:table-cell table:formula="of:=[.B8]-[.E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9]*[.A9]/100; 0)" office:value-type="float" office:value="47" calcext:value-type="float">
            <text:p>47</text:p>
          </table:table-cell>
          <table:table-cell table:formula="of:=[.B9]-[.E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10]*[.A10]/100; 0)" office:value-type="float" office:value="84" calcext:value-type="float">
            <text:p>84</text:p>
          </table:table-cell>
          <table:table-cell table:formula="of:=[.B10]-[.E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11]*[.A11]/100; 0)" office:value-type="float" office:value="261" calcext:value-type="float">
            <text:p>261</text:p>
          </table:table-cell>
          <table:table-cell table:formula="of:=[.B11]-[.E11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string" calcext:value-type="string">
            <text:p>bbs-lisp-evaluate-math.adb</text:p>
          </table:table-cell>
          <table:table-cell table:style-name="ce20"/>
          <table:table-cell table:style-name="ce20" table:formula="of:=ROUND([.B12]*[.A12]/100; 0)" office:value-type="float" office:value="49" calcext:value-type="float">
            <text:p>49</text:p>
          </table:table-cell>
          <table:table-cell table:style-name="ce20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78" calcext:value-type="float">
            <text:p>84.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3]*[.A13]/100; 0)" office:value-type="float" office:value="117" calcext:value-type="float">
            <text:p>117</text:p>
          </table:table-cell>
          <table:table-cell table:formula="of:=[.B13]-[.E1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bbs-lisp-evaluate-misc.adb</text:p>
          </table:table-cell>
          <table:table-cell table:style-name="ce20"/>
          <table:table-cell table:style-name="ce20" table:formula="of:=ROUND([.B14]*[.A14]/100; 0)" office:value-type="float" office:value="46" calcext:value-type="float">
            <text:p>46</text:p>
          </table:table-cell>
          <table:table-cell table:style-name="ce20" table:formula="of:=[.B14]-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bbs-lisp-evaluate-pred.adb</text:p>
          </table:table-cell>
          <table:table-cell table:style-name="ce20"/>
          <table:table-cell table:style-name="ce20" table:formula="of:=ROUND([.B15]*[.A15]/100; 0)" office:value-type="float" office:value="140" calcext:value-type="float">
            <text:p>140</text:p>
          </table:table-cell>
          <table:table-cell table:style-name="ce20" table:formula="of:=[.B15]-[.E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6]*[.A16]/100; 0)" office:value-type="float" office:value="187" calcext:value-type="float">
            <text:p>187</text:p>
          </table:table-cell>
          <table:table-cell table:formula="of:=[.B16]-[.E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evaluate-symb.ads</text:p>
          </table:table-cell>
          <table:table-cell table:style-name="ce20"/>
          <table:table-cell table:style-name="ce20" table:formula="of:=ROUND([.B17]*[.A17]/100; 0)" office:value-type="float" office:value="7" calcext:value-type="float">
            <text:p>7</text:p>
          </table:table-cell>
          <table:table-cell table:style-name="ce20" table:formula="of:=[.B17]-[.E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.33" calcext:value-type="float">
            <text:p>91.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8]*[.A18]/100; 0)" office:value-type="float" office:value="179" calcext:value-type="float">
            <text:p>179</text:p>
          </table:table-cell>
          <table:table-cell table:formula="of:=[.B18]-[.E1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5.81" calcext:value-type="float">
            <text:p>95.8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9]*[.A19]/100; 0)" office:value-type="float" office:value="183" calcext:value-type="float">
            <text:p>183</text:p>
          </table:table-cell>
          <table:table-cell table:formula="of:=[.B19]-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.18" calcext:value-type="float">
            <text:p>95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20]*[.A20]/100; 0)" office:value-type="float" office:value="79" calcext:value-type="float">
            <text:p>79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global.ads</text:p>
          </table:table-cell>
          <table:table-cell table:style-name="ce20"/>
          <table:table-cell table:style-name="ce20" table:formula="of:=ROUND([.B21]*[.A21]/100; 0)" office:value-type="float" office:value="3" calcext:value-type="float">
            <text:p>3</text:p>
          </table:table-cell>
          <table:table-cell table:style-name="ce20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bbs-lisp-memory.adb</text:p>
          </table:table-cell>
          <table:table-cell table:style-name="ce20"/>
          <table:table-cell table:style-name="ce20" table:formula="of:=ROUND([.B22]*[.A22]/100; 0)" office:value-type="float" office:value="23" calcext:value-type="float">
            <text:p>23</text:p>
          </table:table-cell>
          <table:table-cell table:style-name="ce20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bbs-lisp-parser-stdio.ads</text:p>
          </table:table-cell>
          <table:table-cell table:style-name="ce20"/>
          <table:table-cell table:style-name="ce20" table:formula="of:=ROUND([.B23]*[.A23]/100; 0)" office:value-type="float" office:value="9" calcext:value-type="float">
            <text:p>9</text:p>
          </table:table-cell>
          <table:table-cell table:style-name="ce20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bbs-lisp-parser-stdio.adb</text:p>
          </table:table-cell>
          <table:table-cell table:style-name="ce20"/>
          <table:table-cell table:style-name="ce20" table:formula="of:=ROUND([.B24]*[.A24]/100; 0)" office:value-type="float" office:value="21" calcext:value-type="float">
            <text:p>21</text:p>
          </table:table-cell>
          <table:table-cell table:style-name="ce20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parser-string.ads</text:p>
          </table:table-cell>
          <table:table-cell table:style-name="ce20"/>
          <table:table-cell table:style-name="ce20" table:formula="of:=ROUND([.B25]*[.A25]/100; 0)" office:value-type="float" office:value="7" calcext:value-type="float">
            <text:p>7</text:p>
          </table:table-cell>
          <table:table-cell table:style-name="ce20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bbs-lisp-parser-string.adb</text:p>
          </table:table-cell>
          <table:table-cell table:style-name="ce20"/>
          <table:table-cell table:style-name="ce20" table:formula="of:=ROUND([.B26]*[.A26]/100; 0)" office:value-type="float" office:value="19" calcext:value-type="float">
            <text:p>19</text:p>
          </table:table-cell>
          <table:table-cell table:style-name="ce20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bs-lisp-parser.ads</text:p>
          </table:table-cell>
          <table:table-cell table:style-name="ce21"/>
          <table:table-cell table:style-name="ce21" table:formula="of:=ROUND([.B27]*[.A27]/100; 0)" office:value-type="float" office:value="6" calcext:value-type="float">
            <text:p>6</text:p>
          </table:table-cell>
          <table:table-cell table:style-name="ce21" table:formula="of:=[.B27]-[.E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67" calcext:value-type="float">
            <text:p>79.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8]*[.A28]/100; 0)" office:value-type="float" office:value="192" calcext:value-type="float">
            <text:p>192</text:p>
          </table:table-cell>
          <table:table-cell table:formula="of:=[.B28]-[.E28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tack.ads</text:p>
          </table:table-cell>
          <table:table-cell table:style-name="ce20"/>
          <table:table-cell table:style-name="ce20" table:formula="of:=ROUND([.B29]*[.A29]/100; 0)" office:value-type="float" office:value="3" calcext:value-type="float">
            <text:p>3</text:p>
          </table:table-cell>
          <table:table-cell table:style-name="ce20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30]*[.A30]/100; 0)" office:value-type="float" office:value="99" calcext:value-type="float">
            <text:p>99</text:p>
          </table:table-cell>
          <table:table-cell table:formula="of:=[.B30]-[.E3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.32" calcext:value-type="float">
            <text:p>91.3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31]*[.A31]/100; 0)" office:value-type="float" office:value="368" calcext:value-type="float">
            <text:p>368</text:p>
          </table:table-cell>
          <table:table-cell table:formula="of:=[.B31]-[.E3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string" calcext:value-type="string">
            <text:p>bbs-lisp-symbols.ads</text:p>
          </table:table-cell>
          <table:table-cell table:style-name="ce20"/>
          <table:table-cell table:style-name="ce20" table:formula="of:=ROUND([.B32]*[.A32]/100; 0)" office:value-type="float" office:value="99" calcext:value-type="float">
            <text:p>99</text:p>
          </table:table-cell>
          <table:table-cell table:style-name="ce20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82" calcext:value-type="float">
            <text:p>81.82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string" calcext:value-type="string">
            <text:p>bbs-lisp-symbols.adb</text:p>
          </table:table-cell>
          <table:table-cell table:style-name="ce21"/>
          <table:table-cell table:style-name="ce21" table:formula="of:=ROUND([.B33]*[.A33]/100; 0)" office:value-type="float" office:value="45" calcext:value-type="float">
            <text:p>45</text:p>
          </table:table-cell>
          <table:table-cell table:style-name="ce21" table:formula="of:=[.B33]-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.95" calcext:value-type="float">
            <text:p>82.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4]*[.A34]/100; 0)" office:value-type="float" office:value="73" calcext:value-type="float">
            <text:p>73</text:p>
          </table:table-cell>
          <table:table-cell table:formula="of:=[.B34]-[.E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5]*[.A35]/100; 0)" office:value-type="float" office:value="296" calcext:value-type="float">
            <text:p>296</text:p>
          </table:table-cell>
          <table:table-cell table:formula="of:=[.B35]-[.E35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lisp.adb</text:p>
          </table:table-cell>
          <table:table-cell table:style-name="ce20"/>
          <table:table-cell table:style-name="ce20" table:formula="of:=ROUND([.B36]*[.A36]/100; 0)" office:value-type="float" office:value="6" calcext:value-type="float">
            <text:p>6</text:p>
          </table:table-cell>
          <table:table-cell table:style-name="ce20" table:formula="of:=[.B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new_line.adb</text:p>
          </table:table-cell>
          <table:table-cell table:style-name="ce20"/>
          <table:table-cell table:style-name="ce20" table:formula="of:=ROUND([.B37]*[.A37]/100; 0)" office:value-type="float" office:value="3" calcext:value-type="float">
            <text:p>3</text:p>
          </table:table-cell>
          <table:table-cell table:style-name="ce20" table:formula="of:=[.B37]-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19" table:formula="of:=ROUND([.E39]*100/[.B39]; 2)" office:value-type="float" office:value="90.24" calcext:value-type="float">
            <text:p>90.24</text:p>
          </table:table-cell>
          <table:table-cell table:formula="of:=SUM([.B2:.B37])" office:value-type="float" office:value="3728" calcext:value-type="float">
            <text:p>3728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7])" office:value-type="float" office:value="3364" calcext:value-type="float">
            <text:p>3364</text:p>
          </table:table-cell>
          <table:table-cell table:formula="of:=[.B39]-[.E39]" office:value-type="float" office:value="364" calcext:value-type="float">
            <text:p>364</text:p>
          </table:table-cell>
          <table:table-cell/>
        </table:table-row>
        <table:table-row table:style-name="ro1" table:number-rows-repeated="19">
          <table:table-cell table:style-name="ce19"/>
          <table:table-cell table:number-columns-repeated="6"/>
        </table:table-row>
        <table:table-row table:style-name="ro1">
          <table:table-cell table:style-name="ce19"/>
          <table:table-cell table:number-columns-repeated="6"/>
        </table:table-row>
        <calcext:conditional-formats>
          <calcext:conditional-format calcext:target-range-address="Current.A2:Current.A37">
            <calcext:condition calcext:apply-style-name="Done" calcext:value="=100" calcext:base-cell-address="Current.A2"/>
            <calcext:condition calcext:apply-style-name="Good" calcext:value="between(95,100)" calcext:base-cell-address="Current.A2"/>
            <calcext:condition calcext:apply-style-name="Caution" calcext:value="between(85,95)" calcext:base-cell-address="Current.A2"/>
            <calcext:condition calcext:apply-style-name="Default" calcext:value="between(75,85)" calcext:base-cell-address="Current.A2"/>
            <calcext:condition calcext:apply-style-name="Error" calcext:value="&lt;75" calcext:base-cell-address="Current.A2"/>
            <calcext:condition calcext:apply-style-name="Accent" calcext:value="=0" calcext:base-cell-address="Current.A2"/>
          </calcext:conditional-format>
        </calcext:conditional-formats>
      </table:table>
      <table:table table:name="Pre element-value merger" table:style-name="ta1">
        <table:table-column table:style-name="co1" table:default-cell-style-name="ce2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</table:table-row>
        <table:table-row table:style-name="ro1">
          <table:table-cell table:style-name="ce23" office:value-type="float" office:value="100" calcext:value-type="float">
            <text:p>100.0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string" calcext:value-type="string">
            <text:p>bbs-lisp-evaluate-bool.adb</text:p>
          </table:table-cell>
          <table:table-cell table:style-name="ce20"/>
          <table:table-cell table:style-name="ce20" table:formula="of:=ROUND([.B3]*[.A3]/100; 0)" office:value-type="float" office:value="121" calcext:value-type="float">
            <text:p>121</text:p>
          </table:table-cell>
          <table:table-cell table:style-name="ce20" table:formula="of:=[.B3]-[.E3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string" calcext:value-type="string">
            <text:p>bbs-lisp-evaluate-char.adb</text:p>
          </table:table-cell>
          <table:table-cell table:style-name="ce20"/>
          <table:table-cell table:style-name="ce20" table:formula="of:=ROUND([.B4]*[.A4]/100; 0)" office:value-type="float" office:value="98" calcext:value-type="float">
            <text:p>98</text:p>
          </table:table-cell>
          <table:table-cell table:style-name="ce20"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bbs-lisp-evaluate-math.adb</text:p>
          </table:table-cell>
          <table:table-cell table:style-name="ce20"/>
          <table:table-cell table:style-name="ce20" table:formula="of:=ROUND([.B10]*[.A10]/100; 0)" office:value-type="float" office:value="60" calcext:value-type="float">
            <text:p>60</text:p>
          </table:table-cell>
          <table:table-cell table:style-name="ce20"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string" calcext:value-type="string">
            <text:p>bbs-lisp-evaluate-misc.adb</text:p>
          </table:table-cell>
          <table:table-cell table:style-name="ce20"/>
          <table:table-cell table:style-name="ce20" table:formula="of:=ROUND([.B12]*[.A12]/100; 0)" office:value-type="float" office:value="56" calcext:value-type="float">
            <text:p>56</text:p>
          </table:table-cell>
          <table:table-cell table:style-name="ce20" table:formula="of:=[.B12]-[.E12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string" calcext:value-type="string">
            <text:p>bbs-lisp-evaluate-pred.adb</text:p>
          </table:table-cell>
          <table:table-cell table:style-name="ce20"/>
          <table:table-cell table:style-name="ce20" table:formula="of:=ROUND([.B13]*[.A13]/100; 0)" office:value-type="float" office:value="163" calcext:value-type="float">
            <text:p>163</text:p>
          </table:table-cell>
          <table:table-cell table:style-name="ce20"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global.ads</text:p>
          </table:table-cell>
          <table:table-cell table:style-name="ce20"/>
          <table:table-cell table:style-name="ce20" table:formula="of:=ROUND([.B18]*[.A18]/100; 0)" office:value-type="float" office:value="3" calcext:value-type="float">
            <text:p>3</text:p>
          </table:table-cell>
          <table:table-cell table:style-name="ce20"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bbs-lisp-parser-stdio.ads</text:p>
          </table:table-cell>
          <table:table-cell table:style-name="ce20"/>
          <table:table-cell table:style-name="ce20" table:formula="of:=ROUND([.B20]*[.A20]/100; 0)" office:value-type="float" office:value="9" calcext:value-type="float">
            <text:p>9</text:p>
          </table:table-cell>
          <table:table-cell table:style-name="ce20"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bbs-lisp-parser-stdio.adb</text:p>
          </table:table-cell>
          <table:table-cell table:style-name="ce20"/>
          <table:table-cell table:style-name="ce20" table:formula="of:=ROUND([.B21]*[.A21]/100; 0)" office:value-type="float" office:value="21" calcext:value-type="float">
            <text:p>21</text:p>
          </table:table-cell>
          <table:table-cell table:style-name="ce20"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parser-string.ads</text:p>
          </table:table-cell>
          <table:table-cell table:style-name="ce20"/>
          <table:table-cell table:style-name="ce20" table:formula="of:=ROUND([.B22]*[.A22]/100; 0)" office:value-type="float" office:value="7" calcext:value-type="float">
            <text:p>7</text:p>
          </table:table-cell>
          <table:table-cell table:style-name="ce20"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bbs-lisp-parser-string.adb</text:p>
          </table:table-cell>
          <table:table-cell table:style-name="ce20"/>
          <table:table-cell table:style-name="ce20" table:formula="of:=ROUND([.B23]*[.A23]/100; 0)" office:value-type="float" office:value="19" calcext:value-type="float">
            <text:p>19</text:p>
          </table:table-cell>
          <table:table-cell table:style-name="ce20"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bs-lisp-parser.ads</text:p>
          </table:table-cell>
          <table:table-cell table:style-name="ce21"/>
          <table:table-cell table:style-name="ce21" table:formula="of:=ROUND([.B24]*[.A24]/100; 0)" office:value-type="float" office:value="6" calcext:value-type="float">
            <text:p>6</text:p>
          </table:table-cell>
          <table:table-cell table:style-name="ce21" table:formula="of:=[.B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tack.ads</text:p>
          </table:table-cell>
          <table:table-cell table:style-name="ce20"/>
          <table:table-cell table:style-name="ce20" table:formula="of:=ROUND([.B26]*[.A26]/100; 0)" office:value-type="float" office:value="3" calcext:value-type="float">
            <text:p>3</text:p>
          </table:table-cell>
          <table:table-cell table:style-name="ce20"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ymbols.ads</text:p>
          </table:table-cell>
          <table:table-cell table:style-name="ce20"/>
          <table:table-cell table:style-name="ce20" table:formula="of:=ROUND([.B29]*[.A29]/100; 0)" office:value-type="float" office:value="3" calcext:value-type="float">
            <text:p>3</text:p>
          </table:table-cell>
          <table:table-cell table:style-name="ce20"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bbs-lisp-symbols.adb</text:p>
          </table:table-cell>
          <table:table-cell table:style-name="ce20"/>
          <table:table-cell table:style-name="ce20" table:formula="of:=ROUND([.B30]*[.A30]/100; 0)" office:value-type="float" office:value="25" calcext:value-type="float">
            <text:p>25</text:p>
          </table:table-cell>
          <table:table-cell table:style-name="ce20"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.ads</text:p>
          </table:table-cell>
          <table:table-cell table:style-name="ce20"/>
          <table:table-cell table:style-name="ce20" table:formula="of:=ROUND([.B32]*[.A32]/100; 0)" office:value-type="float" office:value="3" calcext:value-type="float">
            <text:p>3</text:p>
          </table:table-cell>
          <table:table-cell table:style-name="ce20"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lisp.adb</text:p>
          </table:table-cell>
          <table:table-cell table:style-name="ce20"/>
          <table:table-cell table:style-name="ce20" table:formula="of:=ROUND([.B34]*[.A34]/100; 0)" office:value-type="float" office:value="6" calcext:value-type="float">
            <text:p>6</text:p>
          </table:table-cell>
          <table:table-cell table:style-name="ce20" table:formula="of:=[.B34]-[.E34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new_line.adb</text:p>
          </table:table-cell>
          <table:table-cell table:style-name="ce20"/>
          <table:table-cell table:style-name="ce20" table:formula="of:=ROUND([.B35]*[.A35]/100; 0)" office:value-type="float" office:value="3" calcext:value-type="float">
            <text:p>3</text:p>
          </table:table-cell>
          <table:table-cell table:style-name="ce20" table:formula="of:=[.B35]-[.E35]" office:value-type="float" office:value="0" calcext:value-type="float">
            <text:p>0</text:p>
          </table:table-cell>
        </table:table-row>
        <table:table-row table:style-name="ro1">
          <table:table-cell table:style-name="ce19"/>
          <table:table-cell table:number-columns-repeated="5"/>
        </table:table-row>
        <table:table-row table:style-name="ro1">
          <table:table-cell table:style-name="ce19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</table:table-row>
        <table:table-row table:style-name="ro1" table:number-rows-repeated="19">
          <table:table-cell table:style-name="ce19"/>
          <table:table-cell table:number-columns-repeated="5"/>
        </table:table-row>
        <table:table-row table:style-name="ro1">
          <table:table-cell table:style-name="ce19"/>
          <table:table-cell table:number-columns-repeated="5"/>
        </table:table-row>
        <calcext:conditional-formats>
          <calcext:conditional-format calcext:target-range-address="'Pre element-value merger'.A2:'Pre element-value merger'.A35">
            <calcext:condition calcext:apply-style-name="Done" calcext:value="=100" calcext:base-cell-address="'Pre element-value merger'.A2"/>
            <calcext:condition calcext:apply-style-name="Good" calcext:value="between(95,100)" calcext:base-cell-address="'Pre element-value merger'.A2"/>
            <calcext:condition calcext:apply-style-name="Caution" calcext:value="between(85,95)" calcext:base-cell-address="'Pre element-value merger'.A2"/>
            <calcext:condition calcext:apply-style-name="Default" calcext:value="between(75,85)" calcext:base-cell-address="'Pre element-value merger'.A2"/>
            <calcext:condition calcext:apply-style-name="Error" calcext:value="&lt;75" calcext:base-cell-address="'Pre element-value merger'.A2"/>
            <calcext:condition calcext:apply-style-name="Accent" calcext:value="=0" calcext:base-cell-address="'Pre element-value merger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09:40:24.50746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8-05T10:05:31.868454600</dc:date>
    <meta:editing-duration>P6DT10H4M4S</meta:editing-duration>
    <meta:editing-cycles>57</meta:editing-cycles>
    <meta:generator>LibreOffice/6.4.6.2$MacOSX_X86_64 LibreOffice_project/0ce51a4fd21bff07a5c061082cc82c5ed232f115</meta:generator>
    <dc:creator>Brent Seidel</dc:creator>
    <meta:document-statistic meta:table-count="2" meta:cell-count="371" meta:object-count="0"/>
  </office:meta>
</office:document-meta>
</file>